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97.0mm" fo:page-width="210.0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none" draw:stroke="solid" svg:stroke-color="#000000" draw:stroke-linejoin="miter" svg:stroke-opacity="100.0%" svg:stroke-width="4.103482mm"/>
    </style:style>
    <style:style style:family="graphic" style:name="style-5">
      <style:graphic-properties draw:fill="none" draw:stroke="solid" svg:stroke-color="#000000" draw:stroke-linejoin="miter" svg:stroke-opacity="100.0%" svg:stroke-width="3.0776114mm"/>
    </style:style>
    <style:style style:family="graphic" style:name="style-6">
      <style:graphic-properties draw:fill="none" draw:stroke="solid" svg:stroke-color="#000000" draw:stroke-linejoin="miter" svg:stroke-opacity="100.0%" svg:stroke-width="2.051741mm"/>
    </style:style>
  </office:automatic-styles>
  <office:body>
    <office:drawing>
      <draw:page draw:master-page-name="Default" draw:name="page1" draw:style-name="DP1">
        <draw:g draw:id="svg2">
          <draw:rect svg:height="49.45931mm" draw:style-name="style-2" svg:width="85.070015mm" svg:x="5.068884mm" svg:y="102.98064mm"/>
          <draw:path svg:d="M 0.0 7221.0596 L 6726.4663 0.0 L 6726.4663 14590.498 L 0.0 7319.979 L 0.0 7221.0596 z" svg:height="145.90497mm" draw:style-name="style-3" svg:viewBox="0.0 0.0 6726.4663 14590.497" svg:width="67.26466mm" svg:x="22.874249mm" svg:y="55.00508mm"/>
          <draw:path svg:d="M 0.0 14249.342 C 18.396002 14249.482 32.865402 14249.342 51.2937 14249.342 C 3982.7146 14249.342 7170.8354 11050.963 7170.8354 7119.542 C 7170.8354 3188.1196 3982.7146 0.0 51.2937 0.0" svg:height="142.49403mm" draw:style-name="style-4" svg:viewBox="0.0 0.0 7170.8354 14249.404" svg:width="71.70835mm" svg:x="116.724495mm" svg:y="55.97891mm"/>
          <draw:path svg:d="M 0.0 9608.19 C 12.403958 9608.284 22.160307 9608.19 34.586067 9608.19 C 2685.5054 9608.19 4835.222 7451.5557 4835.2236 4800.636 C 4835.2236 2149.7178 2685.5054 0.0 34.586067 0.0" svg:height="96.08232mm" draw:style-name="style-5" svg:viewBox="0.0 0.0 4835.2236 9608.232" svg:width="48.352238mm" svg:x="111.719086mm" svg:y="79.66911mm"/>
          <draw:path svg:d="M 0.0 4822.0044 C 6.2253947 4822.0527 11.121737 4822.0044 17.358437 4822.0044 C 1347.7584 4822.0044 2426.6243 3739.6675 2426.6243 2409.2666 C 2426.6243 1078.8657 1347.7584 0.0 17.358437 0.0" svg:height="48.220257mm" draw:style-name="style-6" svg:viewBox="0.0 0.0 2426.6243 4822.026" svg:width="24.266241mm" svg:x="106.83297mm" svg:y="104.34203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97.0mm" fo:page-width="210.0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